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Commit.isDele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Commit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Commit.isOptim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Commit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Commit.getGen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Commi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Commit.ge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Commit.getUse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Commit.equals(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